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Bara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CP</text:p>
          </table:table-cell>
          <table:table-cell table:formula="of:=890000" office:value-type="float" office:value="890000" calcext:value-type="float">
            <text:p>89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s 5%</text:p>
          </table:table-cell>
          <table:table-cell table:formula="of:=[.D4]*0.95" office:value-type="float" office:value="845500" calcext:value-type="float">
            <text:p>845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% Down</text:p>
          </table:table-cell>
          <table:table-cell table:formula="of:=[.D5]*0.3" office:value-type="float" office:value="253650" calcext:value-type="float">
            <text:p>2536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 mo. Down</text:p>
          </table:table-cell>
          <table:table-cell table:formula="of:=[.D6]/3" office:value-type="float" office:value="84550" calcext:value-type="float">
            <text:p>845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mo Down</text:p>
          </table:table-cell>
          <table:table-cell table:formula="of:=[.D6]/6" office:value-type="float" office:value="42275" calcext:value-type="float">
            <text:p>422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% of TCP</text:p>
          </table:table-cell>
          <table:table-cell table:formula="of:=[.D5]-[.D6]" office:value-type="float" office:value="591850" calcext:value-type="float">
            <text:p>5918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 mo to pay</text:p>
          </table:table-cell>
          <table:table-cell table:formula="of:=[.D9]/24" office:value-type="float" office:value="24660.4166666667" calcext:value-type="float">
            <text:p>24660.41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 mo to pay</text:p>
          </table:table-cell>
          <table:table-cell table:formula="of:=[.D9]/21" office:value-type="float" office:value="28183.3333333333" calcext:value-type="float">
            <text:p>28183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8:44:07.965712800</meta:creation-date>
    <dc:date>2022-10-21T08:48:21.026188385</dc:date>
    <meta:editing-duration>PT4M15S</meta:editing-duration>
    <meta:editing-cycles>1</meta:editing-cycles>
    <meta:document-statistic meta:table-count="1" meta:cell-count="17" meta:object-count="0"/>
    <meta:generator>LibreOffice/7.0.4.2$Linux_X86_64 LibreOffice_project/00$Build-2</meta:generator>
  </office:meta>
</office:document-meta>
</file>